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4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6" style:family="paragraph" style:parent-style-name="Heading_20_2">
      <style:text-properties officeooo:paragraph-rsid="0073b863"/>
    </style:style>
    <style:style style:name="P2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8" style:family="paragraph" style:parent-style-name="Title">
      <style:paragraph-properties fo:margin-left="0in" fo:margin-right="0in" fo:text-indent="0in" style:auto-text-indent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19801e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5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6" style:family="paragraph" style:parent-style-name="Table_20_Contents">
      <style:paragraph-properties fo:text-align="center" style:justify-single-word="false"/>
      <style:text-properties fo:color="#ffffff"/>
    </style:style>
    <style:style style:name="P37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fo:font-weight="normal" officeooo:rsid="007c6c13" style:font-weight-asian="normal" style:font-weight-complex="normal"/>
    </style:style>
    <style:style style:name="T13" style:family="text">
      <style:text-properties fo:font-weight="normal" officeooo:rsid="008795b8" style:font-weight-asian="normal" style:font-weight-complex="normal"/>
    </style:style>
    <style:style style:name="T14" style:family="text">
      <style:text-properties officeooo:rsid="0029f05e"/>
    </style:style>
    <style:style style:name="T15" style:family="text">
      <style:text-properties officeooo:rsid="002adb99"/>
    </style:style>
    <style:style style:name="T16" style:family="text">
      <style:text-properties officeooo:rsid="003291f5"/>
    </style:style>
    <style:style style:name="T17" style:family="text">
      <style:text-properties officeooo:rsid="0032efbb"/>
    </style:style>
    <style:style style:name="T18" style:family="text">
      <style:text-properties officeooo:rsid="003611ba"/>
    </style:style>
    <style:style style:name="T19" style:family="text">
      <style:text-properties officeooo:rsid="00371178"/>
    </style:style>
    <style:style style:name="T20" style:family="text">
      <style:text-properties officeooo:rsid="003f5d8d"/>
    </style:style>
    <style:style style:name="T21" style:family="text">
      <style:text-properties officeooo:rsid="0040a52e"/>
    </style:style>
    <style:style style:name="T22" style:family="text">
      <style:text-properties officeooo:rsid="00421f99"/>
    </style:style>
    <style:style style:name="T23" style:family="text">
      <style:text-properties officeooo:rsid="00458536"/>
    </style:style>
    <style:style style:name="T24" style:family="text">
      <style:text-properties officeooo:rsid="0047175e"/>
    </style:style>
    <style:style style:name="T25" style:family="text">
      <style:text-properties officeooo:rsid="00475bb0"/>
    </style:style>
    <style:style style:name="T26" style:family="text">
      <style:text-properties officeooo:rsid="004aa7d4"/>
    </style:style>
    <style:style style:name="T27" style:family="text">
      <style:text-properties officeooo:rsid="0053b71e"/>
    </style:style>
    <style:style style:name="T28" style:family="text">
      <style:text-properties officeooo:rsid="0054f1c6"/>
    </style:style>
    <style:style style:name="T29" style:family="text">
      <style:text-properties officeooo:rsid="005a069b"/>
    </style:style>
    <style:style style:name="T30" style:family="text">
      <style:text-properties officeooo:rsid="005b41a7"/>
    </style:style>
    <style:style style:name="T31" style:family="text">
      <style:text-properties officeooo:rsid="005cb617"/>
    </style:style>
    <style:style style:name="T32" style:family="text">
      <style:text-properties officeooo:rsid="005ec144"/>
    </style:style>
    <style:style style:name="T33" style:family="text">
      <style:text-properties officeooo:rsid="00604053"/>
    </style:style>
    <style:style style:name="T34" style:family="text">
      <style:text-properties officeooo:rsid="0060873a"/>
    </style:style>
    <style:style style:name="T35" style:family="text">
      <style:text-properties officeooo:rsid="006216da"/>
    </style:style>
    <style:style style:name="T36" style:family="text">
      <style:text-properties officeooo:rsid="0063e023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style:style style:name="T39" style:family="text">
      <style:text-properties officeooo:rsid="0073b863"/>
    </style:style>
    <style:style style:name="T40" style:family="text">
      <style:text-properties officeooo:rsid="0074dd2a"/>
    </style:style>
    <style:style style:name="T41" style:family="text">
      <style:text-properties officeooo:rsid="0077faa6"/>
    </style:style>
    <style:style style:name="T42" style:family="text">
      <style:text-properties officeooo:rsid="00794541"/>
    </style:style>
    <style:style style:name="T43" style:family="text">
      <style:text-properties officeooo:rsid="007bce42"/>
    </style:style>
    <style:style style:name="T44" style:family="text">
      <style:text-properties officeooo:rsid="007bde9b"/>
    </style:style>
    <style:style style:name="T45" style:family="text">
      <style:text-properties officeooo:rsid="007c6c1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6c13" style:font-weight-asian="bold" style:font-weight-complex="bold"/>
    </style:style>
    <style:style style:name="T48" style:family="text">
      <style:text-properties fo:font-weight="bold" officeooo:rsid="008795b8" style:font-weight-asian="bold" style:font-weight-complex="bold"/>
    </style:style>
    <style:style style:name="T49" style:family="text">
      <style:text-properties officeooo:rsid="007e6f55"/>
    </style:style>
    <style:style style:name="T50" style:family="text">
      <style:text-properties officeooo:rsid="008795b8"/>
    </style:style>
    <style:style style:name="T51" style:family="text">
      <style:text-properties officeooo:rsid="00954c40"/>
    </style:style>
    <style:style style:name="T52" style:family="text">
      <style:text-properties officeooo:rsid="00a14147"/>
    </style:style>
    <style:style style:name="T53" style:family="text">
      <style:text-properties officeooo:rsid="00a1ea8f"/>
    </style:style>
    <style:style style:name="T54" style:family="text">
      <style:text-properties officeooo:rsid="00a2c30d"/>
    </style:style>
    <style:style style:name="T55" style:family="text">
      <style:text-properties officeooo:rsid="00ac8c6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<text:span text:style-name="T4">כותרת כלשהי למאמר</text:span></text:p>
      <text:p text:style-name="P18"><text:span text:style-name="T4">עבודת גמר במסגרת </text:span><text:span text:style-name="T7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17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6">בטבלה הפונטית של העברית הישראלית המודרנית מופיעים מספר עיצורים שלא היו חלק מזו של העברית ההיסטורית </text:span><text:span text:style-name="T27">(Blau 2010, 69</text:span><text:span text:style-name="T16">)</text:span><text:span text:style-name="T17"> וככל הנראה נכנסו לשפה כחלק מאימוץ של מילים וצורות שאולות משפות אחרות.</text:span></text:p>
      <text:p text:style-name="P9"><text:span text:style-name="T17">שניים מעיצורים אלו הם החוכך החיכי הקולי /ʒ/ והמחוכך החיכי הקולי /d͡ʒ/, לרוב בתעתיק </text:span><text:span text:style-name="T8">ז'</text:span><text:span text:style-name="T17"> ו-</text:span><text:span text:style-name="T8">ג'</text:span><text:span text:style-name="T17"> בהתאמה (אקדמיה ללשון העברית 2007). לשניים אלו קשר פונטי ברור –</text:span><text:span text:style-name="T18"> העיצור השני </text:span><text:span text:style-name="T17">/d͡ʒ/ </text:span><text:span text:style-name="T18">הוא תוספת של סותם קצר לעיצור הראשון </text:span><text:span text:style-name="T17">/ʒ/</text:span><text:span text:style-name="T18"> על</text:span><text:span text:style-name="T19">-מנת ליצור מחוכך.</text:span></text:p>
      <text:p text:style-name="P12"><text:span text:style-name="T19">מעבר לקשר הפונטי הנ"ל, נבחין בקשר נוסף שעולה מחקירתן של מילים שאולות מסוימות. לדוגמא, אם נשווה שתי מילים באנגלית, </text:span><text:span text:style-name="T23">jeep ו-</text:span><text:span text:style-name="T25">garage</text:span><text:span text:style-name="T23">, ששתיהן נהגות באנגלית עם </text:span><text:span text:style-name="T17">/d͡ʒ/ –</text:span><text:span text:style-name="T23"> נראה שבעוד הראשונה אומצה לעברית עם מחוכך, [</text:span><text:span text:style-name="T22">d͡ʒip</text:span><text:span text:style-name="T23">], </text:span><text:span text:style-name="T25">במילה השניה העיצור הנ"ל</text:span><text:span text:style-name="T23"> קיבל דווקא צורה של חוכך, [</text:span><text:span text:style-name="T20">ga.ˈʁaʒ</text:span><text:span text:style-name="T23">] </text:span><text:span text:style-name="T28">‏</text:span><text:span text:style-name="T24">(</text:span><text:span text:style-name="T28">Cohen </text:span><text:span text:style-name="T24">2009).</text:span></text:p>
      <text:p text:style-name="P11"><text:span text:style-name="T25">נבחין כי בעוד jeep מקורה באנגלית</text:span><text:span text:style-name="T30">,</text:span><text:span text:style-name="T25"> ל-garage מקור צרפתי </text:span><text:span text:style-name="T30">(</text:span><text:span text:style-name="T35">Harper</text:span><text:span text:style-name="T30"> 201</text:span><text:span text:style-name="T32">0</text:span><text:span text:style-name="T25">). סקירה של דוגמאות נוספות למילים משתי הקבוצות יאפשרו להכליל כי מאנגלית נשאל המחוכך </text:span><text:span text:style-name="T17">/d͡ʒ/ לעומת צרפתית שממנה נשאל דווקא החוכך /ʒ/.</text:span></text:p>
      <text:p text:style-name="P10"><text:span text:style-name="T33">בעבודה </text:span><text:span text:style-name="T17">לא ארחיב על הכללה זו, אך אבחן את ההבדלים האקוסטיים בין </text:span><text:span text:style-name="T26">שני העיצורים והאם הם אמנם צלילים מבחינים בעברית מודרנית, מה שיהווה עדות פונטית לתהליכים נפרדים של שאילת שתי קבוצות המילים.</text:span></text:p>
      <text:p text:style-name="P24"><text:span text:style-name="T21">אולי נפצל את זה ל</text:span><text:span text:style-name="T38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26" text:outline-level="2"><text:span text:style-name="T39">אופי הניסוי</text:span></text:h>
      <text:p text:style-name="P13"><text:span text:style-name="T39">הניסוי נערך על נבדקת אחת, </text:span><text:span text:style-name="T54">בת 26</text:span><text:span text:style-name="T39"> דוברת עברית ילידית וילידת ישראל</text:span><text:span text:style-name="T40">. הדוברת התבקשה לקרוא בקול 13 משפטים המוקרנים על מסך. לא ניתן לדוברת כל מידע על מטרת הניסוי, מעבר לקשר כללי לפונטיקה. על כל משפט התבקשה הדוברת לחזור </text:span><text:span text:style-name="T41">3 פעמים רצופות, כדי לאפשר לנתח את ההגייה השלישית בלבד כשפה חופשית ומהירה (מתוך הנחה שהקריאה השלישית תהיה משוחררת ככל האפשר מתבנית קול של הכתבה).</text:span></text:p>
      <text:h text:style-name="P26" text:outline-level="2"><text:soft-page-break/><text:span text:style-name="T39">המשפטים</text:span></text:h>
      <text:p text:style-name="P14"><text:span text:style-name="T39">מתוך </text:span><text:span text:style-name="T42">13 המשפטים שהוקלטו, 7 רלוונטיים לניתוח ו-6 הוצבו באקראי כהסחה ממטרות הניסוי. ב</text:span><text:span text:style-name="T52">שבעת</text:span><text:span text:style-name="T43"> המשפטים הרלוונטיים מופיעות מילים ייצוגיות לשני העיצורים </text:span><text:span text:style-name="T17">/ʒ/ ו</text:span><text:span text:style-name="T43">-</text:span><text:span text:style-name="T17"> /d͡ʒ/</text:span><text:span text:style-name="T43"> בתחילת, אמצע וסוף מבע </text:span><text:span text:style-name="T44">(זוג מילים לכל עיצור בכל במבע). ניתן לראות את המשפטים ומיקומי העיצורים בתרשים </text:span><text:span text:style-name="T53">(1) להלן.</text:span></text:p>
      <text:p text:style-name="P14"><text:span text:style-name="T4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4">בקונצרט מר אברהם נם.</text:span></text:p>
              </text:list-item>
              <text:list-item>
                <text:p text:style-name="P15"><text:span text:style-name="T44">ג</text:span><text:span text:style-name="T45">'ירפות בג'ונגל משחקות ג'ומנג'י.</text:span></text:p>
              </text:list-item>
              <text:list-item>
                <text:p text:style-name="P15"><text:span text:style-name="T45">פעם ז'ו</text:span><text:span text:style-name="T47">ז'</text:span><text:span text:style-name="T45">ו חלסטרה עשה לי ווד</text:span><text:span text:style-name="T47">ג'</text:span><text:span text:style-name="T45">י.</text:span></text:p>
              </text:list-item>
              <text:list-item>
                <text:p text:style-name="P15"><text:span text:style-name="T47">ג'</text:span><text:span text:style-name="T45">נטלמן אמיתי לא לובש ב</text:span><text:span text:style-name="T47">ז'</text:span><text:span text:style-name="T45">.</text:span></text:p>
              </text:list-item>
              <text:list-item>
                <text:p text:style-name="P15"><text:span text:style-name="T45">ורדה רזיאל ז'קונט אמרה את זה ברדיו.</text:span></text:p>
              </text:list-item>
              <text:list-item>
                <text:p text:style-name="P15"><text:span text:style-name="T45">זה בלבל אותי כל כך.</text:span></text:p>
              </text:list-item>
              <text:list-item>
                <text:p text:style-name="P15"><text:span text:style-name="T47">ז'</text:span><text:span text:style-name="T45">קט ירוק זה קצת טיפשי, אפילו למר ח</text:span><text:span text:style-name="T12">ג'</text:span><text:span text:style-name="T47">ג'</text:span><text:span text:style-name="T45">.</text:span></text:p>
              </text:list-item>
              <text:list-item>
                <text:p text:style-name="P15"><text:span text:style-name="T47">ג'</text:span><text:span text:style-name="T45">יימס דין עשה לזה פעם הומא</text:span><text:span text:style-name="T47">ז'</text:span><text:span text:style-name="T45">.</text:span></text:p>
              </text:list-item>
              <text:list-item>
                <text:p text:style-name="P15"><text:span text:style-name="T45">קניתי מרצדס מרמת גן.</text:span></text:p>
              </text:list-item>
              <text:list-item>
                <text:p text:style-name="P15"><text:span text:style-name="T45">קניתי פ</text:span><text:span text:style-name="T47">ז'</text:span><text:span text:style-name="T45">ו ביבוא אישי מר</text:span><text:span text:style-name="T47">ג'</text:span><text:span text:style-name="T45">אסטן.</text:span></text:p>
              </text:list-item>
              <text:list-item>
                <text:p text:style-name="P15"><text:span text:style-name="T45">עדיין לא סלחתי לז'וז'ו.</text:span></text:p>
              </text:list-item>
              <text:list-item>
                <text:p text:style-name="P15"><text:span text:style-name="T45">אכלנו כל כך הרבה פאד</text:span><text:span text:style-name="T47">ג'</text:span><text:span text:style-name="T45">.</text:span></text:p>
              </text:list-item>
              <text:list-item>
                <text:p text:style-name="P15"><text:span text:style-name="T47">ז'</text:span><text:span text:style-name="T45">ורנאל </text:span><text:span text:style-name="T49">גדול</text:span><text:span text:style-name="T4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7"><text:span text:style-name="T51">עיצור</text:span></text:p>
                </table:table-cell>
                <table:table-cell table:style-name="Table4.A1" office:value-type="string">
                  <text:p text:style-name="P36">מיקום</text:p>
                </table:table-cell>
                <table:table-cell table:style-name="Table4.C1" table:number-columns-spanned="2" office:value-type="string">
                  <text:p text:style-name="P3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7">/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2" office:value-type="string">
                  <text:p text:style-name="P34"><text:span text:style-name="T50">(7) </text:span><text:span text:style-name="T48">ז'</text:span><text:span text:style-name="T50">קט</text:span></text:p>
                </table:table-cell>
                <table:table-cell table:style-name="Table4.D2" office:value-type="string">
                  <text:p text:style-name="P34"><text:span text:style-name="T50">(13) </text:span><text:span text:style-name="T48">ז'</text:span><text:span text:style-name="T50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3" office:value-type="string">
                  <text:p text:style-name="P34"><text:span text:style-name="T50">(3) ז'ו</text:span><text:span text:style-name="T48">ז'</text:span><text:span text:style-name="T50">ו</text:span></text:p>
                </table:table-cell>
                <table:table-cell table:style-name="Table4.D3" office:value-type="string">
                  <text:p text:style-name="P34"><text:span text:style-name="T50">(4) פ</text:span><text:span text:style-name="T48">ז'</text:span><text:span text:style-name="T50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4" office:value-type="string">
                  <text:p text:style-name="P35"><text:span text:style-name="T13">(8) הומא</text:span><text:span text:style-name="T48">ז'</text:span></text:p>
                </table:table-cell>
                <table:table-cell table:style-name="Table4.D4" office:value-type="string">
                  <text:p text:style-name="P35"><text:span text:style-name="T50">(10) ב</text:span><text:span text:style-name="T4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7">/d͡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5" office:value-type="string">
                  <text:p text:style-name="P33"><text:span text:style-name="T50">(4) </text:span><text:span text:style-name="T46">ג</text:span><text:span text:style-name="T48">'</text:span><text:span text:style-name="T50">נטלמן</text:span></text:p>
                </table:table-cell>
                <table:table-cell table:style-name="Table4.D5" office:value-type="string">
                  <text:p text:style-name="P34"><text:span text:style-name="T50">(8) </text:span><text:span text:style-name="T48">ג'</text:span><text:span text:style-name="T50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6" office:value-type="string">
                  <text:p text:style-name="P34"><text:span text:style-name="T50">(3) ווד</text:span><text:span text:style-name="T48">ג'</text:span><text:span text:style-name="T50">י</text:span></text:p>
                </table:table-cell>
                <table:table-cell table:style-name="Table4.D6" office:value-type="string">
                  <text:p text:style-name="P34"><text:span text:style-name="T50">(10) ר</text:span><text:span text:style-name="T48">ג'</text:span><text:span text:style-name="T50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7" office:value-type="string">
                  <text:p text:style-name="P34"><text:span text:style-name="T50">(7) חג'</text:span><text:span text:style-name="T48">ג'</text:span></text:p>
                </table:table-cell>
                <table:table-cell table:style-name="Table4.D7" office:value-type="string">
                  <text:p text:style-name="P34"><text:span text:style-name="T50">(12) פאד</text:span><text:span text:style-name="T4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5">(1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2"><text:span text:style-name="T27">Blau, Joshua. </text:span><text:span text:style-name="T10">Phonology and morphology of Biblical Hebrew</text:span><text:span text:style-name="T27">. Winona Lake, Indiana: Eisenbrauns, 2010.</text:span></text:p>
      <text:p text:style-name="P7"><text:span text:style-name="T14">אקדמיה ללשון העברית, </text:span><text:span text:style-name="T6">התעתיק מלועזית לעברית – כללים חדשים</text:span><text:span text:style-name="T14">. האקדמיה ללשון העברית. פורסם 2007. אוחזר </text:span><text:span text:style-name="T36">18 בפברואר, 2013.</text:span><text:span text:style-name="T15"> </text:span><text:a xlink:type="simple" xlink:href="http://hebrew-academy.huji.ac.il/hahlatot/TheTranscription/Documents/LAT-HEB.pdf"><text:span text:style-name="T15">http://hebrew-academy.huji.ac.il/hahlatot/TheTranscription/Documents/LAT-</text:span></text:a><text:a xlink:type="simple" xlink:href="http://hebrew-academy.huji.ac.il/hahlatot/TheTranscription/Documents/LAT-HEB.pdf"><text:span text:style-name="T15">HEB.pdf</text:span></text:a><text:span text:style-name="T31">.</text:span></text:p>
      <text:p text:style-name="P20"><text:span text:style-name="T29">Cohen, Evan-Gary. </text:span><text:span text:style-name="T9">The role of similarity in phonology: Evidence from loanword adaptation in Hebrew</text:span><text:span text:style-name="T29">. PhD diss., Tel Aviv University, 2009.</text:span></text:p>
      <text:p text:style-name="P23"><text:soft-page-break/><text:span text:style-name="T34">Harper, Douglas. Dictionary.com. Online Etymology Dictionary, </text:span><text:span text:style-name="T11">jeep</text:span><text:span text:style-name="T34">. Last modified 2010. Accessed February 18, 2013. </text:span><text:a xlink:type="simple" xlink:href="http://dictionary.reference.com/browse/jeep"><text:span text:style-name="T34">http://dictionary.reference.com/browse/jeep</text:span></text:a><text:span text:style-name="T34">.</text:span></text:p>
      <text:p text:style-name="P23"><text:span text:style-name="T34">Harper, Douglas. Dictionary.com. Online Etymology Dictionary, </text:span><text:span text:style-name="T11">garage</text:span><text:span text:style-name="T34">. Last modified 2010. Accessed February 18, 2013. </text:span><text:a xlink:type="simple" xlink:href="http://dictionary.reference.com/browse/garage"><text:span text:style-name="T34">http://dictionary.reference.com/browse/garage</text:span></text:a><text:span text:style-name="T34">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5:57:33</dc:date>
    <meta:editing-duration>PT6H46M38S</meta:editing-duration>
    <meta:editing-cycles>157</meta:editing-cycles>
    <meta:generator>LibreOffice/3.6$MacOSX_x86 LibreOffice_project/5b93205-6e6b3fc-7830f6d-c08ad66-1d9bf4</meta:generator>
    <meta:document-statistic meta:table-count="3" meta:image-count="0" meta:object-count="0" meta:page-count="3" meta:paragraph-count="74" meta:word-count="572" meta:character-count="3456" meta:non-whitespace-character-count="2980"/>
  </office:meta>
</office:document-meta>
</file>